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6000000AD5CE7E08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.985cm" svg:height="1.939cm" svg:x="8.515cm" svg:y="12.561cm">
          <draw:image xlink:href="Pictures/1000000000000096000000AD5CE7E08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0-01T09:27:51</dc:date>
    <meta:document-statistic meta:object-count="1"/>
    <meta:generator>OpenOffice.org/3.0$Linux OpenOffice.org_project/300m15$Build-9379</meta:generator>
  </office:meta>
</office:document-meta>
</file>